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Landscape">
      <style:paragraph-properties style:page-number="auto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gr1" style:family="graphic">
      <style:graphic-properties svg:stroke-width="0.499cm" svg:stroke-color="#000000" draw:marker-start-width="0.501cm" draw:marker-end-width="0.501cm" draw:textarea-horizontal-align="center" draw:textarea-vertical-align="middle" fo:padding-top="0.249cm" fo:padding-bottom="0.249cm" fo:padding-left="0.249cm" fo:padding-right="0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51cm" svg:stroke-color="#000000" draw:marker-start-width="0.515cm" draw:marker-end-width="0.515cm" draw:textarea-horizontal-align="center" draw:textarea-vertical-align="middle" fo:padding-top="0.252cm" fo:padding-bottom="0.252cm" fo:padding-left="0.252cm" fo:padding-right="0.2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52cm" svg:stroke-color="#000000" draw:marker-start-width="0.531cm" draw:marker-end-width="0.531cm" draw:textarea-horizontal-align="center" draw:textarea-vertical-align="middle" fo:padding-top="0.258cm" fo:padding-bottom="0.258cm" fo:padding-left="0.258cm" fo:padding-right="0.2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529cm" svg:stroke-color="#000000" draw:marker-start-width="0.545cm" draw:marker-end-width="0.545cm" draw:textarea-horizontal-align="center" draw:textarea-vertical-align="middle" fo:padding-top="0.263cm" fo:padding-bottom="0.263cm" fo:padding-left="0.263cm" fo:padding-right="0.2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54cm" svg:stroke-color="#000000" draw:marker-start-width="0.559cm" draw:marker-end-width="0.559cm" draw:textarea-horizontal-align="center" draw:textarea-vertical-align="middle" fo:padding-top="0.266cm" fo:padding-bottom="0.266cm" fo:padding-left="0.266cm" fo:padding-right="0.2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55cm" svg:stroke-color="#000000" draw:marker-start-width="0.575cm" draw:marker-end-width="0.575cm" draw:textarea-horizontal-align="center" draw:textarea-vertical-align="middle" fo:padding-top="0.272cm" fo:padding-bottom="0.272cm" fo:padding-left="0.272cm" fo:padding-right="0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559cm" svg:stroke-color="#000000" draw:marker-start-width="0.589cm" draw:marker-end-width="0.589cm" draw:textarea-horizontal-align="center" draw:textarea-vertical-align="middle" fo:padding-top="0.277cm" fo:padding-bottom="0.277cm" fo:padding-left="0.277cm" fo:padding-right="0.2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57cm" svg:stroke-color="#000000" draw:marker-start-width="0.603cm" draw:marker-end-width="0.603cm" draw:textarea-horizontal-align="center" draw:textarea-vertical-align="middle" fo:padding-top="0.28cm" fo:padding-bottom="0.28cm" fo:padding-left="0.28cm" fo:padding-right="0.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58cm" svg:stroke-color="#000000" draw:marker-start-width="0.619cm" draw:marker-end-width="0.619cm" draw:textarea-horizontal-align="center" draw:textarea-vertical-align="middle" fo:padding-top="0.286cm" fo:padding-bottom="0.286cm" fo:padding-left="0.286cm" fo:padding-right="0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589cm" svg:stroke-color="#000000" draw:marker-start-width="0.633cm" draw:marker-end-width="0.633cm" draw:textarea-horizontal-align="center" draw:textarea-vertical-align="middle" fo:padding-top="0.291cm" fo:padding-bottom="0.291cm" fo:padding-left="0.291cm" fo:padding-right="0.2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4cm" svg:stroke-color="#000000" draw:fill="none" draw:fill-color="#ffffff" fo:min-height="4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Tvar1" draw:style-name="gr1" draw:text-style-name="P2" svg:x1="3.35cm" svg:y1="-0.516cm" svg:x2="23.351cm" svg:y2="-0.532cm"><text:p/></draw:line><draw:line text:anchor-type="paragraph" draw:z-index="1" draw:name="Tvar1" draw:style-name="gr2" draw:text-style-name="P2" svg:x1="3.35cm" svg:y1="1.485cm" svg:x2="23.351cm" svg:y2="1.469cm"><text:p/></draw:line><draw:line text:anchor-type="paragraph" draw:z-index="2" draw:name="Tvar1" draw:style-name="gr3" draw:text-style-name="P2" svg:x1="3.35cm" svg:y1="3.485cm" svg:x2="23.351cm" svg:y2="3.469cm"><text:p/></draw:line><draw:line text:anchor-type="paragraph" draw:z-index="3" draw:name="Tvar1" draw:style-name="gr4" draw:text-style-name="P2" svg:x1="3.35cm" svg:y1="5.485cm" svg:x2="23.351cm" svg:y2="5.469cm"><text:p/></draw:line><draw:line text:anchor-type="paragraph" draw:z-index="4" draw:name="Tvar1" draw:style-name="gr5" draw:text-style-name="P2" svg:x1="3.35cm" svg:y1="7.485cm" svg:x2="23.351cm" svg:y2="7.469cm"><text:p/></draw:line><draw:line text:anchor-type="paragraph" draw:z-index="5" draw:name="Tvar1" draw:style-name="gr6" draw:text-style-name="P2" svg:x1="3.35cm" svg:y1="9.486cm" svg:x2="23.351cm" svg:y2="9.47cm"><text:p/></draw:line><draw:line text:anchor-type="paragraph" draw:z-index="6" draw:name="Tvar1" draw:style-name="gr7" draw:text-style-name="P2" svg:x1="3.35cm" svg:y1="11.486cm" svg:x2="23.351cm" svg:y2="11.47cm"><text:p/></draw:line><draw:line text:anchor-type="paragraph" draw:z-index="7" draw:name="Tvar1" draw:style-name="gr8" draw:text-style-name="P2" svg:x1="3.35cm" svg:y1="13.486cm" svg:x2="23.351cm" svg:y2="13.47cm"><text:p/></draw:line><draw:line text:anchor-type="paragraph" draw:z-index="8" draw:name="Tvar1" draw:style-name="gr9" draw:text-style-name="P2" svg:x1="3.35cm" svg:y1="15.486cm" svg:x2="23.351cm" svg:y2="15.47cm"><text:p/></draw:line><draw:line text:anchor-type="paragraph" draw:z-index="9" draw:name="Tvar1" draw:style-name="gr10" draw:text-style-name="P2" svg:x1="3.35cm" svg:y1="17.487cm" svg:x2="23.351cm" svg:y2="17.471cm"><text:p/></draw:line><draw:frame text:anchor-type="paragraph" draw:z-index="10" draw:name="Tvar2" draw:style-name="gr11" draw:text-style-name="P3" svg:width="3.733cm" svg:height="4.234cm" svg:x="-1.635cm" svg:y="-0.612cm"><draw:text-box><text:p>Čáry o síle 5,00 až 5,90 mm s krokováním pro 0,10 mm.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2:38:40.306000000</meta:creation-date>
    <dc:date>2017-10-15T14:54:31.631000000</dc:date>
    <meta:editing-duration>PT2M8S</meta:editing-duration>
    <meta:editing-cycles>3</meta:editing-cycles>
    <meta:generator>LibreOffice/5.1.6.2$Windows_X86_64 LibreOffice_project/07ac168c60a517dba0f0d7bc7540f5afa45f090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